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555in"/>
    </style:style>
    <style:style style:name="co2" style:family="table-column">
      <style:table-column-properties fo:break-before="auto" style:column-width="0.4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575in"/>
    </style:style>
    <style:style style:name="co5" style:family="table-column">
      <style:table-column-properties fo:break-before="auto" style:column-width="0.4189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302in"/>
    </style:style>
    <style:style style:name="co9" style:family="table-column">
      <style:table-column-properties fo:break-before="auto" style:column-width="0.5354in"/>
    </style:style>
    <style:style style:name="co10" style:family="table-column">
      <style:table-column-properties fo:break-before="auto" style:column-width="0.3508in"/>
    </style:style>
    <style:style style:name="co11" style:family="table-column">
      <style:table-column-properties fo:break-before="auto" style:column-width="0.4091in"/>
    </style:style>
    <style:style style:name="co12" style:family="table-column">
      <style:table-column-properties fo:break-before="auto" style:column-width="2.2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judjes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fio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zonder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tour1</text:p>
          </table:table-cell>
        </table:table-row>
        <table:table-row table:style-name="ro1">
          <table:table-cell office:value-type="string" calcext:value-type="string">
            <text:p>Адо В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кантьев Саш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лёшечкин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рющинин Максим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улицкий Кол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емешев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рлов Ван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Красков Миш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Ламзин Серёж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йдуров Арте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оисеева Лиз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Иванушкина Анжелик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стровски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 второй половины сезо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тры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кушкин Марк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Романчук Нас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негур Д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Суров Влад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Федянов Макс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Шапиро Я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ейкин Антон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умов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ра Клопова-Сапоровска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еселовский Дим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курковин Его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Лисин Ро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Рыженкова Алин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прыжков Тимофей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Тимошков Александр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Торшин Миха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Шарковская Тоня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естаков Слава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идловская Кристин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ика Луковска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l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5" table:number-columns-repeated="17" table:default-cell-style-name="ce1"/>
        <table:table-column table:style-name="co7" table:number-columns-repeated="3" table:default-cell-style-name="ce1"/>
        <table:table-column table:style-name="co8" table:number-columns-repeated="4" table:default-cell-style-name="ce1"/>
        <table:table-column table:style-name="co9" table:number-columns-repeated="3" table:default-cell-style-name="ce1"/>
        <table:table-column table:style-name="co10" table:default-cell-style-name="Default"/>
        <table:table-column table:style-name="co11" table:number-columns-repeated="7" table:default-cell-style-name="ce1"/>
        <table:table-column table:style-name="co3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6" office:value-type="string" calcext:value-type="string">
            <text:p>альфа</text:p>
          </table:table-cell>
          <table:table-cell table:style-name="ce6" office:value-type="string" calcext:value-type="string">
            <text:p>бета</text:p>
          </table:table-cell>
          <table:table-cell table:style-name="ce6" office:value-type="string" calcext:value-type="string">
            <text:p>гамма</text:p>
          </table:table-cell>
          <table:table-cell table:style-name="ce6" office:value-type="string" calcext:value-type="string">
            <text:p>дельта</text:p>
          </table:table-cell>
          <table:table-cell table:style-name="ce6" office:value-type="string" calcext:value-type="string">
            <text:p>эпсилон</text:p>
          </table:table-cell>
          <table:table-cell table:style-name="ce6" office:value-type="string" calcext:value-type="string">
            <text:p>эта</text:p>
          </table:table-cell>
          <table:table-cell table:style-name="ce6" office:value-type="string" calcext:value-type="string">
            <text:p>тета</text:p>
          </table:table-cell>
          <table:table-cell table:style-name="ce6" office:value-type="string" calcext:value-type="string">
            <text:p>йота</text:p>
          </table:table-cell>
          <table:table-cell table:style-name="ce6" office:value-type="string" calcext:value-type="string">
            <text:p>дзета</text:p>
          </table:table-cell>
          <table:table-cell table:style-name="ce6" office:value-type="string" calcext:value-type="string">
            <text:p>лямбда</text:p>
          </table:table-cell>
          <table:table-cell table:style-name="ce6" office:value-type="string" calcext:value-type="string">
            <text:p>мю</text:p>
          </table:table-cell>
          <table:table-cell table:style-name="ce6" office:value-type="string" calcext:value-type="string">
            <text:p>ню</text:p>
          </table:table-cell>
          <table:table-cell table:style-name="ce6" office:value-type="string" calcext:value-type="string">
            <text:p>кси</text:p>
          </table:table-cell>
          <table:table-cell table:style-name="ce6" office:value-type="string" calcext:value-type="string">
            <text:p>омикрон</text:p>
          </table:table-cell>
          <table:table-cell table:style-name="ce6" office:value-type="string" calcext:value-type="string">
            <text:p>пи</text:p>
          </table:table-cell>
          <table:table-cell table:style-name="ce6" office:value-type="string" calcext:value-type="string">
            <text:p>ро</text:p>
          </table:table-cell>
          <table:table-cell table:style-name="ce10" office:value-type="string" calcext:value-type="string">
            <text:p>ипсилон</text:p>
          </table:table-cell>
          <table:table-cell table:style-name="ce10" office:value-type="string" calcext:value-type="string">
            <text:p>каппа</text:p>
          </table:table-cell>
          <table:table-cell table:style-name="ce6" office:value-type="string" calcext:value-type="string">
            <text:p>сигма</text:p>
          </table:table-cell>
          <table:table-cell table:style-name="ce6" office:value-type="string" calcext:value-type="string">
            <text:p>тау</text:p>
          </table:table-cell>
          <table:table-cell table:style-name="ce6" office:value-type="string" calcext:value-type="string">
            <text:p>фи</text:p>
          </table:table-cell>
          <table:table-cell table:style-name="ce6" office:value-type="string" calcext:value-type="string">
            <text:p>хи</text:p>
          </table:table-cell>
          <table:table-cell table:style-name="ce6" office:value-type="string" calcext:value-type="string">
            <text:p>пси</text:p>
          </table:table-cell>
          <table:table-cell table:style-name="ce6" office:value-type="string" calcext:value-type="string">
            <text:p>омега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svalka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beauty1</text:p>
          </table:table-cell>
          <table:table-cell office:value-type="string" calcext:value-type="string">
            <text:p>beauty2</text:p>
          </table:table-cell>
        </table:table-row>
        <table:table-row table:style-name="ro1">
          <table:table-cell table:style-name="ce3" office:value-type="string" calcext:value-type="string">
            <text:p>альфа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3"/>
          <table:table-cell office:value-type="string" calcext:value-type="string">
            <text:p>2:0 [1]</text:p>
          </table:table-cell>
          <table:table-cell table:number-columns-repeated="4"/>
          <table:table-cell office:value-type="string" calcext:value-type="string">
            <text:p>[2]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style-name="Default" office:value-type="float" office:value="2.888889" calcext:value-type="float">
            <text:p>2.8888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7" table:formula="of:=[.AA2]+[.AC2]+[.AD2]+[.AE2]+[.AF2]+[.AG2]"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бет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/>
          <table:table-cell table:number-columns-repeated="4"/>
          <table:table-cell office:value-type="string" calcext:value-type="string">
            <text:p>[2]</text:p>
          </table:table-cell>
          <table:table-cell table:number-columns-repeated="14"/>
          <table:table-cell office:value-type="string" calcext:value-type="string">
            <text:p>0:2 [1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3]+[.AC3]+[.AD3]+[.AE3]+[.AF3]+[.AG3]"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гамма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number-columns-repeated="2"/>
          <table:table-cell office:value-type="string" calcext:value-type="string">
            <text:p>[2]</text:p>
          </table:table-cell>
          <table:table-cell table:number-columns-repeated="13"/>
          <table:table-cell office:value-type="string" calcext:value-type="string">
            <text:p>2:0 [1]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Default" office:value-type="float" office:value="3.375" calcext:value-type="float">
            <text:p>3.3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4]+[.AC4]+[.AD4]+[.AE4]+[.AF4]+[.AG4]"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дельта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5"/>
          <table:table-cell office:value-type="string" calcext:value-type="string">
            <text:p>[2]</text:p>
          </table:table-cell>
          <table:table-cell table:number-columns-repeated="9"/>
          <table:table-cell office:value-type="string" calcext:value-type="string">
            <text:p>0:2 [1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 office:value-type="float" office:value="1.777778" calcext:value-type="float">
            <text:p>1.77777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7" table:formula="of:=[.AA5]+[.AC5]+[.AD5]+[.AE5]+[.AF5]+[.AG5]"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эпсило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2 [1]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Default" office:value-type="float" office:value="2.875" calcext:value-type="float">
            <text:p>2.87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7" table:formula="of:=[.AA6]+[.AC6]+[.AD6]+[.AE6]+[.AF6]+[.AG6]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эта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number-columns-repeated="2"/>
          <table:table-cell table:style-name="ce5"/>
          <table:table-cell table:number-columns-repeated="17"/>
          <table:table-cell office:value-type="string" calcext:value-type="string">
            <text:p>2:0 [1]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" table:formula="of:=[.AA7]+[.AC7]+[.AD7]+[.AE7]+[.AF7]+[.AG7]" office:value-type="float" office:value="6" calcext:value-type="float">
            <text:p>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тета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2]</text:p>
          </table:table-cell>
          <table:table-cell table:number-columns-repeated="4"/>
          <table:table-cell table:style-name="ce5"/>
          <table:table-cell/>
          <table:table-cell office:value-type="string" calcext:value-type="string">
            <text:p>2:0 [1]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style-name="Default" office:value-type="float" office:value="0.222222" calcext:value-type="float">
            <text:p>0.2222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8]+[.AC8]+[.AD8]+[.AE8]+[.AF8]+[.AG8]"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йота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5"/>
          <table:table-cell table:number-columns-repeated="12"/>
          <table:table-cell office:value-type="string" calcext:value-type="string">
            <text:p>2:0 [1]</text:p>
          </table:table-cell>
          <table:table-cell office:value-type="string" calcext:value-type="string">
            <text:p>[2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4.75" calcext:value-type="float">
            <text:p>4.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" table:formula="of:=[.AA9]+[.AC9]+[.AD9]+[.AE9]+[.AF9]+[.AG9]" office:value-type="float" office:value="6" calcext:value-type="float">
            <text:p>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дзета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0:2 [1]</text:p>
          </table:table-cell>
          <table:table-cell/>
          <table:table-cell table:style-name="ce5"/>
          <table:table-cell/>
          <table:table-cell office:value-type="string" calcext:value-type="string">
            <text:p>[2]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10]+[.AC10]+[.AD10]+[.AE10]+[.AF10]+[.AG10]" office:value-type="float" office:value="2" calcext:value-type="float">
            <text:p>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лямбд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2]</text:p>
          </table:table-cell>
          <table:table-cell table:number-columns-repeated="8"/>
          <table:table-cell table:style-name="ce5"/>
          <table:table-cell table:number-columns-repeated="2"/>
          <table:table-cell office:value-type="string" calcext:value-type="string">
            <text:p>2:0 [1]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Default"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11]+[.AC11]+[.AD11]+[.AE11]+[.AF11]+[.AG11]"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мю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[2]</text:p>
          </table:table-cell>
          <table:table-cell/>
          <table:table-cell table:style-name="ce5"/>
          <table:table-cell table:number-columns-repeated="11"/>
          <table:table-cell office:value-type="string" calcext:value-type="string">
            <text:p>0:2 [1]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" table:formula="of:=[.AA12]+[.AC12]+[.AD12]+[.AE12]+[.AF12]+[.AG12]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ню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table:style-name="ce5"/>
          <table:table-cell/>
          <table:table-cell office:value-type="string" calcext:value-type="string">
            <text:p>2:0 [1]</text:p>
          </table:table-cell>
          <table:table-cell office:value-type="string" calcext:value-type="string">
            <text:p>[2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 office:value-type="float" office:value="1.777778" calcext:value-type="float">
            <text:p>1.7777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13]+[.AC13]+[.AD13]+[.AE13]+[.AF13]+[.AG13]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кси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string" calcext:value-type="string">
            <text:p>0:2 [1]</text:p>
          </table:table-cell>
          <table:table-cell table:number-columns-repeated="2"/>
          <table:table-cell table:style-name="ce5"/>
          <table:table-cell office:value-type="string" calcext:value-type="string">
            <text:p>[2]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office:value-type="float" office:value="2.333333" calcext:value-type="float">
            <text:p>2.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14]+[.AC14]+[.AD14]+[.AE14]+[.AF14]+[.AG14]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омикрон</text:p>
          </table:table-cell>
          <table:table-cell office:value-type="float" office:value="14" calcext:value-type="float">
            <text:p>14</text:p>
          </table:table-cell>
          <table:table-cell table:number-columns-repeated="11"/>
          <table:table-cell office:value-type="string" calcext:value-type="string">
            <text:p>0:2 [1]</text:p>
          </table:table-cell>
          <table:table-cell office:value-type="string" calcext:value-type="string">
            <text:p>[2]</text:p>
          </table:table-cell>
          <table:table-cell table:style-name="ce5"/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office:value-type="float" office:value="1.777778" calcext:value-type="float">
            <text:p>1.777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" table:formula="of:=[.AA15]+[.AC15]+[.AD15]+[.AE15]+[.AF15]+[.AG15]"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пи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2:0 [1]</text:p>
          </table:table-cell>
          <table:table-cell table:number-columns-repeated="7"/>
          <table:table-cell office:value-type="string" calcext:value-type="string">
            <text:p>[2]</text:p>
          </table:table-cell>
          <table:table-cell table:number-columns-repeated="2"/>
          <table:table-cell table:style-name="ce5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 office:value-type="float" office:value="1.857143" calcext:value-type="float">
            <text:p>1.857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" table:formula="of:=[.AA16]+[.AC16]+[.AD16]+[.AE16]+[.AF16]+[.AG16]"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ро</text:p>
          </table:table-cell>
          <table:table-cell office:value-type="float" office:value="16" calcext:value-type="float">
            <text:p>16</text:p>
          </table:table-cell>
          <table:table-cell table:number-columns-repeated="15"/>
          <table:table-cell table:style-name="ce5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[2]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Default" office:value-type="float" office:value="1.777778" calcext:value-type="float">
            <text:p>1.7777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17]+[.AC17]+[.AD17]+[.AE17]+[.AF17]+[.AG17]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псилон</text:p>
          </table:table-cell>
          <table:table-cell office:value-type="float" office:value="17" calcext:value-type="float">
            <text:p>17</text:p>
          </table:table-cell>
          <table:table-cell table:number-columns-repeated="15"/>
          <table:table-cell office:value-type="string" calcext:value-type="string">
            <text:p>2:0 [1]</text:p>
          </table:table-cell>
          <table:table-cell table:style-name="ce5"/>
          <table:table-cell office:value-type="string" calcext:value-type="string">
            <text:p>[2]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Default" office:value-type="float" office:value="1.555556" calcext:value-type="float">
            <text:p>1.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18]+[.AC18]+[.AD18]+[.AE18]+[.AF18]+[.AG18]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аппа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office:value-type="string" calcext:value-type="string">
            <text:p>[2]</text:p>
          </table:table-cell>
          <table:table-cell table:style-name="ce5"/>
          <table:table-cell office:value-type="string" calcext:value-type="string">
            <text:p>2:0 [1]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Default" office:value-type="float" office:value="1.333333" calcext:value-type="float">
            <text:p>1.3333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" table:formula="of:=[.AA19]+[.AC19]+[.AD19]+[.AE19]+[.AF19]+[.AG19]"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сигма</text:p>
          </table:table-cell>
          <table:table-cell office:value-type="float" office:value="19" calcext:value-type="float">
            <text:p>19</text:p>
          </table:table-cell>
          <table:table-cell table:number-columns-repeated="15"/>
          <table:table-cell office:value-type="string" calcext:value-type="string">
            <text:p>[2]</text:p>
          </table:table-cell>
          <table:table-cell/>
          <table:table-cell office:value-type="string" calcext:value-type="string">
            <text:p>0:2 [1]</text:p>
          </table:table-cell>
          <table:table-cell table:style-name="ce5"/>
          <table:table-cell table:number-columns-repeated="5"/>
          <table:table-cell office:value-type="float" office:value="0" calcext:value-type="float">
            <text:p>0</text:p>
          </table:table-cell>
          <table:table-cell table:style-name="Default" office:value-type="float" office:value="1.333333" calcext:value-type="float">
            <text:p>1.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" table:formula="of:=[.AA20]+[.AC20]+[.AD20]+[.AE20]+[.AF20]+[.AG20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тау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table:number-columns-repeated="16"/>
          <table:table-cell table:style-name="ce5"/>
          <table:table-cell office:value-type="string" calcext:value-type="string">
            <text:p>[2]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float" office:value="3.125" calcext:value-type="float">
            <text:p>3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" table:formula="of:=[.AA21]+[.AC21]+[.AD21]+[.AE21]+[.AF21]+[.AG21]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фи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0:2 [1]</text:p>
          </table:table-cell>
          <table:table-cell table:number-columns-repeated="11"/>
          <table:table-cell office:value-type="string" calcext:value-type="string">
            <text:p>[2]</text:p>
          </table:table-cell>
          <table:table-cell table:style-name="ce5"/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float" office:value="4.857143" calcext:value-type="float">
            <text:p>4.8571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22]+[.AC22]+[.AD22]+[.AE22]+[.AF22]+[.AG22]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хи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:0 [1]</text:p>
          </table:table-cell>
          <table:table-cell table:number-columns-repeated="5"/>
          <table:table-cell office:value-type="string" calcext:value-type="string">
            <text:p>[2]</text:p>
          </table:table-cell>
          <table:table-cell table:number-columns-repeated="13"/>
          <table:table-cell table:style-name="ce5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3.875" calcext:value-type="float">
            <text:p>3.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23]+[.AC23]+[.AD23]+[.AE23]+[.AF23]+[.AG23]"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пси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string" calcext:value-type="string">
            <text:p>2:0 [1]</text:p>
          </table:table-cell>
          <table:table-cell table:number-columns-repeated="11"/>
          <table:table-cell table:style-name="ce5"/>
          <table:table-cell office:value-type="string" calcext:value-type="string">
            <text:p>[2]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888889" calcext:value-type="float">
            <text:p>0.8888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24]+[.AC24]+[.AD24]+[.AE24]+[.AF24]+[.AG24]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омега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16"/>
          <table:table-cell office:value-type="string" calcext:value-type="string">
            <text:p>[2]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Default" office:value-type="float" office:value="5.125" calcext:value-type="float">
            <text:p>5.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25]+[.AC25]+[.AD25]+[.AE25]+[.AF25]+[.AG25]"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50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bombardier" table:style-name="ta1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ombardi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судь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Петр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Дюн Маргари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Рябин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опович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нтон Шейкин, Александр Тимошков, Тоня Шарковска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Берсенев Степа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пл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Сюсина Свет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улютина Анастас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Дудченко Але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Телег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Жуковска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Казари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ы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Грошева Вар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Селедкин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Степа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рк Прокушкин, Дима Веселовский, Алина Рыженков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Рогожк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Постн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Коляд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Ян Шапиро, Кристина Шидловская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ерёжа Ламзин, Анжелика Иванушкина, Егор Скурковин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рк Прокушкин, Вика Луковская, Саша Тимошко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Дюбано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Сигов Л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Трегубович Макси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 Я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Лысенко Георги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а обменку, Артем Майдуров, Максим Брюшинин, Коля Гулицкий, Ян Шапиров вожатый бет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рабек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сьяновск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48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table.A1:table.A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20:36:23.741170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1:15:12.636423822</meta:creation-date>
    <dc:date>2023-07-21T21:37:11.956466248</dc:date>
    <meta:editing-duration>P1DT3H46M16S</meta:editing-duration>
    <meta:editing-cycles>56</meta:editing-cycles>
    <meta:generator>LibreOffice/7.5.4.2$Linux_X86_64 LibreOffice_project/50$Build-2</meta:generator>
    <meta:document-statistic meta:table-count="3" meta:cell-count="850" meta:object-count="0"/>
  </office:meta>
</office:document-meta>
</file>